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668000000FE3DA0EE025EC7E63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sync Control From in Node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Node is non-blocking an asynchronous in nature. Early methods of writing this kind of code can be difficult to read, write and understand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Many approaches to writing asynchronous cod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llbacks</text:p>
              </text:list-item>
              <text:list-item>
                <text:p>Promises</text:p>
              </text:list-item>
              <text:list-item>
                <text:p>Third Party Packages e.g. CO</text:p>
              </text:list-item>
              <text:list-item>
                <text:p>Latest ES6 Features; async awai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llback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callback function is passed in a function call. The intention being that the callback will be executed when the function completes.</text:p>
              </text:list-item>
              <text:list-item>
                <text:p>Earliest method of handling asynchronous operations in node.</text:p>
              </text:list-item>
              <text:list-item>
                <text:p>Simple but when multiple blocking calls need to be made, can result in “callback hell”.</text:p>
              </text:list-item>
              <text:list-item>
                <text:p>Can be difficult to read and handle errors if there are multiple nested cal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mis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 improvement on callback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3DA0EE025EC7E63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21:46:49.256000000</meta:creation-date>
    <meta:editing-duration>P0D</meta:editing-duration>
    <meta:editing-cycles>1</meta:editing-cycles>
    <meta:generator>LibreOffice/5.4.3.2$Windows_X86_64 LibreOffice_project/92a7159f7e4af62137622921e809f8546db437e5</meta:generator>
    <dc:title>Bright Blue</dc:title>
    <meta:document-statistic meta:object-count="38"/>
  </office:meta>
</office:document-meta>
</file>